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cd4d1" draw:textarea-horizontal-align="justify" draw:textarea-vertical-align="middle" draw:auto-grow-height="false" fo:min-height="4.703cm" fo:min-width="21.979cm"/>
    </style:style>
    <style:style style:name="gr2" style:family="graphic" style:parent-style-name="standard">
      <style:graphic-properties draw:stroke="none" svg:stroke-color="#000000" draw:fill="none" draw:fill-color="#ffffff" fo:min-height="28.441cm"/>
    </style:style>
    <style:style style:name="P1" style:family="paragraph">
      <loext:graphic-properties draw:fill-color="#fcd4d1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a65d" fo:font-size="14pt" style:font-size-asian="14pt" style:font-size-complex="14pt"/>
    </style:style>
    <style:style style:name="T3" style:family="text">
      <style:text-properties fo:color="#00a65d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ce181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479cm" svg:height="4.953cm" svg:x="3.921cm" svg:y="4.30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6.289cm" svg:height="28.691cm" svg:x="1cm" svg:y="0.873cm">
          <draw:text-box>
            <text:p text:style-name="P2"><text:span text:style-name="T1">{'entry':</text:span></text:p>
            <text:p text:style-name="P2"><text:span text:style-name="T1"><text:s text:c="4"/></text:span><text:span text:style-name="T1">[</text:span></text:p>
            <text:p text:style-name="P2"><text:span text:style-name="T1"><text:s text:c="8"/></text:span><text:span text:style-name="T1">{'changes':</text:span></text:p>
            <text:p text:style-name="P2"><text:span text:style-name="T1"><text:s text:c="12"/></text:span><text:span text:style-name="T1">[</text:span></text:p>
            <text:p text:style-name="P2"><text:span text:style-name="T1"><text:s text:c="16"/></text:span><text:span text:style-name="T1">{</text:span></text:p>
            <text:p text:style-name="P2"><text:span text:style-name="T1"><text:s text:c="20"/></text:span><text:span text:style-name="T1">'field': 'feed',</text:span></text:p>
            <text:p text:style-name="P2"><text:span text:style-name="T1"><text:s text:c="19"/></text:span><text:span text:style-name="T2"><text:s/></text:span><text:span text:style-name="T3">'value': {</text:span><text:span text:style-name="T4"> <text:s/>'from': {'id': '1658593127726394', 'name': 'Coding For Fun'},</text:span></text:p>
            <text:p text:style-name="P2"><text:span text:style-name="T4"><text:s text:c="30"/></text:span><text:span text:style-name="T5"><text:s text:c="2"/></text:span><text:span text:style-name="T5">'item': 'status',</text:span></text:p>
            <text:p text:style-name="P2"><text:span text:style-name="T4"><text:s text:c="31"/></text:span><text:span text:style-name="T5"><text:s/></text:span><text:span text:style-name="T5">'post_id': '1658593127726394_2272496309669403',</text:span></text:p>
            <text:p text:style-name="P2"><text:span text:style-name="T4"><text:s text:c="31"/></text:span><text:span text:style-name="T5"><text:s/></text:span><text:span text:style-name="T5">'verb': 'add',</text:span></text:p>
            <text:p text:style-name="P2"><text:span text:style-name="T4"><text:s text:c="32"/></text:span><text:span text:style-name="T4">'published': 1,</text:span></text:p>
            <text:p text:style-name="P2"><text:span text:style-name="T4"><text:s text:c="32"/></text:span><text:span text:style-name="T4">'created_time': 1553211677,</text:span></text:p>
            <text:p text:style-name="P2"><text:span text:style-name="T4"><text:s text:c="30"/></text:span><text:span text:style-name="T5"><text:s text:c="2"/></text:span><text:span text:style-name="T5">'message': 'aa'</text:span></text:p>
            <text:p text:style-name="P2"><text:span text:style-name="T4"><text:s text:c="19"/></text:span><text:span text:style-name="T3"><text:s/></text:span><text:span text:style-name="T3">}</text:span></text:p>
            <text:p text:style-name="P2"><text:span text:style-name="T1"><text:s text:c="16"/></text:span><text:span text:style-name="T1">}</text:span></text:p>
            <text:p text:style-name="P2"><text:span text:style-name="T1"><text:s text:c="12"/></text:span><text:span text:style-name="T1">],</text:span></text:p>
            <text:p text:style-name="P2"><text:span text:style-name="T1"><text:s text:c="12"/></text:span><text:span text:style-name="T1">'id': '1658593127726394',</text:span></text:p>
            <text:p text:style-name="P2"><text:span text:style-name="T1"><text:s text:c="12"/></text:span><text:span text:style-name="T1">'time': 1553211678</text:span></text:p>
            <text:p text:style-name="P2"><text:span text:style-name="T1"><text:s text:c="8"/></text:span><text:span text:style-name="T1">}</text:span></text:p>
            <text:p text:style-name="P2"><text:span text:style-name="T1"><text:s text:c="4"/></text:span><text:span text:style-name="T1">],</text:span></text:p>
            <text:p text:style-name="P2"><text:span text:style-name="T1"><text:s text:c="4"/></text:span><text:span text:style-name="T1">'object': 'page'</text:span></text:p>
            <text:p text:style-name="P2"><text:span text:style-name="T1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2T00:57:59.105761299</meta:creation-date>
    <dc:date>2019-03-22T01:11:53.340624096</dc:date>
    <meta:editing-duration>PT13M52S</meta:editing-duration>
    <meta:editing-cycles>4</meta:editing-cycles>
    <meta:generator>LibreOffice/6.0.7.3$Linux_X86_64 LibreOffice_project/00m0$Build-3</meta:generator>
    <meta:document-statistic meta:object-count="2"/>
  </office:meta>
</office:document-meta>
</file>